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margin-left="2.462cm" fo:margin-right="2.549cm" fo:text-align="justify" style:justify-single-word="false" fo:text-indent="0cm" style:auto-text-indent="false"/>
      <style:text-properties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left="0cm" fo:margin-right="0cm" fo:line-height="120%" fo:text-align="justify" style:justify-single-word="false" fo:text-indent="0.9cm" style:auto-text-indent="false"/>
      <style:text-properties fo:font-size="14pt" style:font-size-asian="14pt" style:font-size-complex="14pt"/>
    </style:style>
    <style:style style:name="P4" style:family="paragraph" style:parent-style-name="Standard" style:master-page-name="">
      <style:paragraph-properties fo:margin-left="0cm" fo:margin-right="0cm" fo:line-height="120%" fo:text-align="justify" style:justify-single-word="false" fo:text-indent="0.9cm" style:auto-text-indent="false" style:page-number="auto"/>
      <style:text-properties fo:font-size="14pt" style:font-size-asian="14pt" style:font-size-complex="14pt"/>
    </style:style>
    <style:style style:name="P5" style:family="paragraph" style:parent-style-name="Standard">
      <style:paragraph-properties fo:margin-left="2.245cm" fo:margin-right="2.268cm" fo:text-align="justify" style:justify-single-word="false" fo:text-indent="0cm" style:auto-text-indent="false">
        <style:tab-stops/>
      </style:paragraph-properties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РЕФЕРАТ</text:p>
      <text:p text:style-name="P1"/>
      <text:p text:style-name="P5">на дипломный проект «Интернет-приложение, классифицирующее юридические услуги» студента учреждения образования «Белорусский государственный университет информатики и радиоэлектроники» Сидорова Ивана Сергеевича.</text:p>
      <text:p text:style-name="P2"/>
      <text:p text:style-name="P4">Дипломный проект выполнен на 6 листах с пояснительной запиской на 72 страницах; включает 5 разделов, 5 приложений, 27 рисунков, 8 таблиц, 34 литературных источника.</text:p>
      <text:p text:style-name="P3">Инитернет-приложение. Нормативные документы. Юридические услуги.</text:p>
      <text:p text:style-name="P3">Темой дипломной работы является актуальная проблема современных информационных технологий - разработка Интернет-приложения рекламного характера. Цель дипломного проекта - разработка и реализация информационно-справочной системы, используемой для привлечения клиентов и являющейся дополнительной рекламной площадкой для юридической компании.</text:p>
      <text:p text:style-name="P3">В первом разделе дипломного проекта анализируются технологии, которые используются при построении Интернет-приложений; изучаются возможные варианты реализации механизма классификации юридических услуг; рассматриваются уже существующие системы, которые рекламируют информацию юридического характера.</text:p>
      <text:p text:style-name="P3">Второй раздел дипломного проекта описывает процесс проектирования информационно-справочной системы рекламного характера, которая представляет информацию юридического характера. В разделе разрабатывается структура системы, принципы взаимодействия компонент, варианты использования системы пользователями.</text:p>
      <text:p text:style-name="P3">Третий раздел содержит описание варианта реализации Интернет-приложения, классифицирующего юридические услуги. Данный раздел содержит описание разработанной системы, вариант реализации пользовательского интерфейса.</text:p>
      <text:p text:style-name="P3">В четвертом разделе спроектированы меры по обеспечению эргономических требований к организации рабочего места разработчика Интернет-приложения.</text:p>
      <text:p text:style-name="P3">В пятом разделе приводится результат расчета себестоимости разработки, дается расчет экономического эффекта от использования нового программного средств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van Sidarau</meta:initial-creator>
    <meta:creation-date>2010-06-01T09:28:57</meta:creation-date>
    <dc:date>2010-06-03T21:03:18</dc:date>
    <dc:creator>Ivan Sidarau</dc:creator>
    <meta:editing-duration>PT00H26M41S</meta:editing-duration>
    <meta:editing-cycles>23</meta:editing-cycles>
    <meta:generator>OpenOffice.org/3.2$Unix OpenOffice.org_project/320m12$Build-9483</meta:generator>
    <meta:document-statistic meta:table-count="0" meta:image-count="0" meta:object-count="0" meta:page-count="1" meta:paragraph-count="10" meta:word-count="193" meta:character-count="1897"/>
  </office:meta>
</office:document-meta>
</file>